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Satio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7" office:value-type="date" office:date-value="2014-07-19" calcext:value-type="date">
            <text:p>19/07/2014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Djénèbou</text:p>
          </table:table-cell>
          <table:table-cell office:value-type="string" calcext:value-type="string">
            <text:p>Fané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atoumata Chacka</text:p>
          </table:table-cell>
          <table:table-cell office:value-type="string" calcext:value-type="string">
            <text:p>Trore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6-05-12" calcext:value-type="date">
            <text:p>12/05/2016</text:p>
          </table:table-cell>
          <table:table-cell office:value-type="string" calcext:value-type="string">
            <text:p>Chacka</text:p>
          </table:table-cell>
          <table:table-cell office:value-type="string" calcext:value-type="string">
            <text:p>Tro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2-01" calcext:value-type="date">
            <text:p>01/02/2016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16" calcext:value-type="float">
            <text:p>516</text:p>
          </table:table-cell>
          <table:table-cell office:value-type="string" calcext:value-type="string">
            <text:p>Fam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26" calcext:value-type="date">
            <text:p>26/06/201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537" calcext:value-type="float">
            <text:p>537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Beng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4-01" calcext:value-type="date">
            <text:p>01/04/2016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Bengaly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540" calcext:value-type="float">
            <text:p>540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22" calcext:value-type="date">
            <text:p>22/01/201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Tangar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Zoumana</text:p>
          </table:table-cell>
          <table:table-cell office:value-type="string" calcext:value-type="string">
            <text:p>Thier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Chatou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542" calcext:value-type="float">
            <text:p>542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1-15" calcext:value-type="date">
            <text:p>15/11/201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Sanogo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544" calcext:value-type="float">
            <text:p>544</text:p>
          </table:table-cell>
          <table:table-cell office:value-type="string" calcext:value-type="string">
            <text:p>Aïchata</text:p>
          </table:table-cell>
          <table:table-cell office:value-type="string" calcext:value-type="string">
            <text:p>Berth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08" calcext:value-type="date">
            <text:p>08/08/2015</text:p>
          </table:table-cell>
          <table:table-cell office:value-type="string" calcext:value-type="string">
            <text:p>Zantigui</text:p>
          </table:table-cell>
          <table:table-cell office:value-type="string" calcext:value-type="string">
            <text:p>Berthe</text:p>
          </table:table-cell>
          <table:table-cell office:value-type="string" calcext:value-type="string">
            <text:p>Bibat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1-04" calcext:value-type="date">
            <text:p>04/11/201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ss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546" calcext:value-type="float">
            <text:p>546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27" calcext:value-type="date">
            <text:p>27/03/2016</text:p>
          </table:table-cell>
          <table:table-cell office:value-type="string" calcext:value-type="string">
            <text:p>Seyb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Fatoumata D</text:p>
          </table:table-cell>
          <table:table-cell office:value-type="string" calcext:value-type="string">
            <text:p>Tr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24" calcext:value-type="date">
            <text:p>24/06/201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o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Cissé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549" calcext:value-type="float">
            <text:p>549</text:p>
          </table:table-cell>
          <table:table-cell office:value-type="string" calcext:value-type="string">
            <text:p>Fatoumata 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5-10" calcext:value-type="date">
            <text:p>10/05/2016</text:p>
          </table:table-cell>
          <table:table-cell office:value-type="string" calcext:value-type="string">
            <text:p>Noumakan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diaratou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float" office:value="241" calcext:value-type="float">
            <text:p>241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Sybi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31" calcext:value-type="date">
            <text:p>31/10/201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ybi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Cissé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31" calcext:value-type="date">
            <text:p>31/03/2016</text:p>
          </table:table-cell>
          <table:table-cell office:value-type="string" calcext:value-type="string">
            <text:p>Bacary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98" calcext:value-type="float">
            <text:p>98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Tolo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float" office:value="216" calcext:value-type="float">
            <text:p>216</text:p>
          </table:table-cell>
          <table:table-cell office:value-type="string" calcext:value-type="string">
            <text:p>Madiar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21" calcext:value-type="date">
            <text:p>21/02/2014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Gado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float" office:value="303" calcext:value-type="float">
            <text:p>303</text:p>
          </table:table-cell>
          <table:table-cell office:value-type="string" calcext:value-type="string">
            <text:p>Mamadou J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8-28" calcext:value-type="date">
            <text:p>28/08/2016</text:p>
          </table:table-cell>
          <table:table-cell office:value-type="string" calcext:value-type="string">
            <text:p>Moribo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Tenin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12" calcext:value-type="date">
            <text:p>12/05/2014</text:p>
          </table:table-cell>
          <table:table-cell office:value-type="string" calcext:value-type="string">
            <text:p>Amag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it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float" office:value="429" calcext:value-type="float">
            <text:p>429</text:p>
          </table:table-cell>
          <table:table-cell office:value-type="string" calcext:value-type="string">
            <text:p>Bareima</text:p>
          </table:table-cell>
          <table:table-cell office:value-type="string" calcext:value-type="string">
            <text:p>L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4-25" calcext:value-type="date">
            <text:p>25/04/201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09" calcext:value-type="date">
            <text:p>09/09/2014</text:p>
          </table:table-cell>
          <table:table-cell office:value-type="string" calcext:value-type="string">
            <text:p>Mory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Samaké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Bamako</text:p>
          </table:table-cell>
          <table:table-cell table:style-name="ce7" office:value-type="date" office:date-value="2016-08-13" calcext:value-type="date">
            <text:p>13/08/2016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Sogob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12" calcext:value-type="date">
            <text:p>12/01/2016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Zouman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Kadi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2-22" calcext:value-type="date">
            <text:p>22/02/2016</text:p>
          </table:table-cell>
          <table:table-cell office:value-type="string" calcext:value-type="string">
            <text:p>Ibrahiam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Assana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bdoul Aziz</text:p>
          </table:table-cell>
          <table:table-cell office:value-type="string" calcext:value-type="string">
            <text:p>Ganam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7-01-30" calcext:value-type="date">
            <text:p>30/01/2017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Ganam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Sougoun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5-16" calcext:value-type="date">
            <text:p>16/05/2016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Saliamata</text:p>
          </table:table-cell>
          <table:table-cell office:value-type="string" calcext:value-type="string">
            <text:p>Ouadrag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3" calcext:value-type="date">
            <text:p>03/05/2014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Konaté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9-13" calcext:value-type="date">
            <text:p>13/09/2016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amadou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31" calcext:value-type="date">
            <text:p>31/01/2014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Mariko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12" calcext:value-type="date">
            <text:p>12/06/2014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onta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Abdramane B</text:p>
          </table:table-cell>
          <table:table-cell office:value-type="string" calcext:value-type="string">
            <text:p>Ongoï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04" calcext:value-type="date">
            <text:p>04/08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Ongoïb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Ongoib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23" calcext:value-type="date">
            <text:p>23/06/2016</text:p>
          </table:table-cell>
          <table:table-cell office:value-type="string" calcext:value-type="string">
            <text:p>Souleymane dit Tiekour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Ramatou</text:p>
          </table:table-cell>
          <table:table-cell office:value-type="string" calcext:value-type="string">
            <text:p>Sagara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Aboubacar Sidiki</text:p>
          </table:table-cell>
          <table:table-cell office:value-type="string" calcext:value-type="string">
            <text:p>Bang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2-01" calcext:value-type="date">
            <text:p>01/12/201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Bangour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angar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ocar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15" calcext:value-type="date">
            <text:p>15/01/2014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Sanga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Sangar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05" calcext:value-type="date">
            <text:p>05/06/2014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iakité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1" calcext:value-type="date">
            <text:p>11/08/2015</text:p>
          </table:table-cell>
          <table:table-cell office:value-type="string" calcext:value-type="string">
            <text:p>Mody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Kh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Fatoumata Mat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2-30" calcext:value-type="date">
            <text:p>30/12/201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Salimata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atoma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18" calcext:value-type="date">
            <text:p>18/10/2015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Perou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eyba Mamadou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15" calcext:value-type="date">
            <text:p>15/02/2015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table:style-name="ce7" office:value-type="date" office:date-value="2016-03-09" calcext:value-type="date">
            <text:p>09/03/2016</text:p>
          </table:table-cell>
          <table:table-cell office:value-type="string" calcext:value-type="string">
            <text:p>Zoumana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Goita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1-21" calcext:value-type="date">
            <text:p>21/11/2015</text:p>
          </table:table-cell>
          <table:table-cell office:value-type="string" calcext:value-type="string">
            <text:p>Tiounkani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Mounkoro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Ibrahim Kaly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01" calcext:value-type="date">
            <text:p>01/01/2016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oro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16" calcext:value-type="date">
            <text:p>16/03/2016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ngare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3" calcext:value-type="date">
            <text:p>13/08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rim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7-03-27" calcext:value-type="date">
            <text:p>27/03/2017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embelé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15" calcext:value-type="date">
            <text:p>15/10/2015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8" calcext:value-type="date">
            <text:p>28/09/2014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Aïche</text:p>
          </table:table-cell>
          <table:table-cell office:value-type="string" calcext:value-type="string">
            <text:p>Bah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Kabil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rma</text:p>
          </table:table-cell>
          <table:table-cell office:value-type="string" calcext:value-type="string">
            <text:p>Sangare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04" calcext:value-type="date">
            <text:p>04/09/2014</text:p>
          </table:table-cell>
          <table:table-cell office:value-type="string" calcext:value-type="string">
            <text:p>Sadjo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cko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23" calcext:value-type="date">
            <text:p>23/01/2016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tilé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Abey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iga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13" calcext:value-type="date">
            <text:p>13/01/201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ncoumba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0-06" calcext:value-type="date">
            <text:p>06/10/201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Zeïnabou</text:p>
          </table:table-cell>
          <table:table-cell office:value-type="string" calcext:value-type="string">
            <text:p>Sawadog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1-19" calcext:value-type="date">
            <text:p>19/11/2014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Sininta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08" calcext:value-type="date">
            <text:p>08/07/2014</text:p>
          </table:table-cell>
          <table:table-cell office:value-type="string" calcext:value-type="string">
            <text:p>Youssouf</text:p>
          </table:table-cell>
          <table:table-cell office:value-type="string" calcext:value-type="string">
            <text:p>Tambou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  <table:table-cell/>
          <table:table-cell office:value-type="string" calcext:value-type="string">
            <text:p>Bamako</text:p>
          </table:table-cell>
          <table:table-cell table:style-name="ce7" office:value-type="date" office:date-value="2015-04-14" calcext:value-type="date">
            <text:p>14/04/2015</text:p>
          </table:table-cell>
          <table:table-cell office:value-type="string" calcext:value-type="string">
            <text:p>Lassina</text:p>
          </table:table-cell>
          <table:table-cell office:value-type="string" calcext:value-type="string">
            <text:p>Boré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24" calcext:value-type="date">
            <text:p>24/03/2016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Goundo</text:p>
          </table:table-cell>
          <table:table-cell office:value-type="string" calcext:value-type="string">
            <text:p>Dolo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2-09" calcext:value-type="date">
            <text:p>09/12/2016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aounera</text:p>
          </table:table-cell>
          <table:table-cell office:value-type="string" calcext:value-type="string">
            <text:p>Zeïnabou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10" calcext:value-type="date">
            <text:p>10/06/2016</text:p>
          </table:table-cell>
          <table:table-cell office:value-type="string" calcext:value-type="string">
            <text:p>Massam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2-09" calcext:value-type="date">
            <text:p>09/02/2016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enou</text:p>
          </table:table-cell>
          <table:table-cell office:value-type="string" calcext:value-type="string">
            <text:p>Kafoun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5-14" calcext:value-type="date">
            <text:p>14/05/2016</text:p>
          </table:table-cell>
          <table:table-cell office:value-type="string" calcext:value-type="string">
            <text:p>Tien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2-31" calcext:value-type="date">
            <text:p>31/12/201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Ball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13" calcext:value-type="date">
            <text:p>13/06/2016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amake</text:p>
          </table:table-cell>
        </table:table-row>
      </table:table>
      <table:named-expressions/>
      <table:database-ranges>
        <table:database-range table:name="__Anonymous_Sheet_DB__0" table:target-range-address="Feuille1.A2:Feuille1.B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 </number:text>
      <number:am-pm/>
    </number:time-style>
    <number:date-style style:name="N121"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1P0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13:35.532949006</meta:creation-date>
    <dc:date>2022-10-10T11:45:06.539816061</dc:date>
    <meta:editing-duration>PT4M57S</meta:editing-duration>
    <meta:editing-cycles>2</meta:editing-cycles>
    <meta:generator>LibreOffice/7.3.6.2$Linux_X86_64 LibreOffice_project/30$Build-2</meta:generator>
    <meta:document-statistic meta:table-count="1" meta:cell-count="680" meta:object-count="0"/>
  </office:meta>
</office:document-meta>
</file>